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114" officeooo:paragraph-rsid="0000f114"/>
    </style:style>
    <style:style style:name="P2" style:family="paragraph" style:parent-style-name="Standard">
      <style:text-properties officeooo:rsid="0000f114" officeooo:paragraph-rsid="0002156e"/>
    </style:style>
    <style:style style:name="P3" style:family="paragraph" style:parent-style-name="Standard">
      <style:text-properties officeooo:rsid="0000f114" officeooo:paragraph-rsid="0002e5a9"/>
    </style:style>
    <style:style style:name="P4" style:family="paragraph" style:parent-style-name="Standard">
      <style:text-properties officeooo:rsid="0000f114" officeooo:paragraph-rsid="0002e942"/>
    </style:style>
    <style:style style:name="P5" style:family="paragraph" style:parent-style-name="Standard">
      <style:text-properties officeooo:rsid="0000f114" officeooo:paragraph-rsid="00048a4d"/>
    </style:style>
    <style:style style:name="P6" style:family="paragraph" style:parent-style-name="Standard">
      <style:text-properties fo:font-size="8pt" officeooo:rsid="0002156e" officeooo:paragraph-rsid="0002156e" style:font-size-asian="7pt" style:font-size-complex="8pt"/>
    </style:style>
    <style:style style:name="P7" style:family="paragraph" style:parent-style-name="Standard">
      <style:text-properties fo:font-size="8pt" officeooo:rsid="0002156e" officeooo:paragraph-rsid="0002e5a9" style:font-size-asian="7pt" style:font-size-complex="8pt"/>
    </style:style>
    <style:style style:name="P8" style:family="paragraph" style:parent-style-name="Standard">
      <style:text-properties fo:font-size="8pt" officeooo:rsid="0002156e" officeooo:paragraph-rsid="0002e942" style:font-size-asian="7pt" style:font-size-complex="8pt"/>
    </style:style>
    <style:style style:name="P9" style:family="paragraph" style:parent-style-name="Standard">
      <style:text-properties fo:font-size="8pt" officeooo:rsid="0002156e" officeooo:paragraph-rsid="00048a4d" style:font-size-asian="7pt" style:font-size-complex="8pt"/>
    </style:style>
    <style:style style:name="P10" style:family="paragraph" style:parent-style-name="Standard">
      <style:text-properties fo:font-size="8pt" officeooo:rsid="0002e5a9" officeooo:paragraph-rsid="0002e5a9" style:font-size-asian="7pt" style:font-size-complex="8pt"/>
    </style:style>
    <style:style style:name="P11" style:family="paragraph" style:parent-style-name="Standard">
      <style:text-properties fo:font-size="12pt" officeooo:rsid="00048a4d" officeooo:paragraph-rsid="00048a4d" style:font-size-asian="10.5pt" style:font-size-complex="12pt"/>
    </style:style>
    <style:style style:name="T1" style:family="text">
      <style:text-properties officeooo:rsid="0002156e"/>
    </style:style>
    <style:style style:name="T2" style:family="text">
      <style:text-properties officeooo:rsid="0002e5a9"/>
    </style:style>
    <style:style style:name="T3" style:family="text">
      <style:text-properties officeooo:rsid="0002e942"/>
    </style:style>
    <style:style style:name="T4" style:family="text">
      <style:text-properties officeooo:rsid="00048a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sis de Wolfram</text:p>
      <text:p text:style-name="P1"/>
      <text:p text:style-name="P1">Rule 30</text:p>
      <text:p text:style-name="P1"/>
      <text:p text:style-name="P6">Hamming Media :119.06613226452906</text:p>
      <text:p text:style-name="P6">Entropia media : 0.0036363152005955968</text:p>
      <text:p text:style-name="P6">Entropia temporal: ~0.1115</text:p>
      <text:p text:style-name="P6"/>
      <text:p text:style-name="P2">Rule <text:span text:style-name="T1">54</text:span></text:p>
      <text:p text:style-name="P2"/>
      <text:p text:style-name="P6">Hamming Media : 177.69739478957916</text:p>
      <text:p text:style-name="P7">Entropia media : 0.003636315200595<text:span text:style-name="T2">7541</text:span></text:p>
      <text:p text:style-name="P6">Entropia temporal: ~0.1115</text:p>
      <text:p text:style-name="P6"/>
      <text:p text:style-name="P2">Rule <text:span text:style-name="T1">60</text:span></text:p>
      <text:p text:style-name="P2"/>
      <text:p text:style-name="P7">Hamming Media : <text:span text:style-name="T2">18.89522380595149</text:span></text:p>
      <text:p text:style-name="P7">Entropia media : 0.003636315200595<text:span text:style-name="T2">8974</text:span></text:p>
      <text:p text:style-name="P6">Entropia temporal: ~0.1115</text:p>
      <text:p text:style-name="P6"/>
      <text:p text:style-name="P10"/>
      <text:p text:style-name="P3">Rule <text:span text:style-name="T1">62</text:span></text:p>
      <text:p text:style-name="P3"/>
      <text:p text:style-name="P7">Hamming Media : <text:span text:style-name="T2">180.24106026506627</text:span></text:p>
      <text:p text:style-name="P7">Entropia media : <text:span text:style-name="T2">0.003636315200671092</text:span></text:p>
      <text:p text:style-name="P7">Entropia temporal: ~0.1115</text:p>
      <text:p text:style-name="P7"/>
      <text:p text:style-name="P3">Rule <text:span text:style-name="T2">90</text:span></text:p>
      <text:p text:style-name="P3"/>
      <text:p text:style-name="P7">Hamming Media : <text:span text:style-name="T2">92.5163790947737</text:span></text:p>
      <text:p text:style-name="P7">Entropia media : <text:span text:style-name="T2">0.003636315200671084</text:span></text:p>
      <text:p text:style-name="P7">Entropia temporal: ~0.1115</text:p>
      <text:p text:style-name="P7"/>
      <text:p text:style-name="P4">Rule <text:span text:style-name="T2">94</text:span></text:p>
      <text:p text:style-name="P4"/>
      <text:p text:style-name="P8">Hamming Media : <text:span text:style-name="T3">1,3898474618654664</text:span></text:p>
      <text:p text:style-name="P8">Entropia media : <text:span text:style-name="T2">0.003636315200671021</text:span></text:p>
      <text:p text:style-name="P8">Entropia temporal: ~0.1115</text:p>
      <text:p text:style-name="P8"/>
      <text:p text:style-name="P4">Rule <text:span text:style-name="T3">102</text:span></text:p>
      <text:p text:style-name="P4"/>
      <text:p text:style-name="P8">Hamming Media : <text:span text:style-name="T3">18,89522380595149</text:span></text:p>
      <text:p text:style-name="P8">Entropia media : <text:span text:style-name="T2">0.0036363152006746</text:span></text:p>
      <text:p text:style-name="P8">Entropia temporal: ~0.1115</text:p>
      <text:p text:style-name="P8"/>
      <text:p text:style-name="P4">Rule <text:span text:style-name="T3">110</text:span></text:p>
      <text:p text:style-name="P4"/>
      <text:p text:style-name="P8">Hamming Media : <text:span text:style-name="T3">66,3270817704426</text:span></text:p>
      <text:p text:style-name="P8">Entropia media : <text:span text:style-name="T2">0.0036363152006645</text:span></text:p>
      <text:p text:style-name="P8">Entropia temporal: ~0.1115</text:p>
      <text:p text:style-name="P8"/>
      <text:p text:style-name="P4">Rule <text:span text:style-name="T3">122</text:span></text:p>
      <text:p text:style-name="P4"/>
      <text:p text:style-name="P8">Hamming Media : <text:span text:style-name="T3">79,80595148787197</text:span></text:p>
      <text:p text:style-name="P8">Entropia media : <text:span text:style-name="T2">0.0036363152006431</text:span></text:p>
      <text:p text:style-name="P8">Entropia temporal: ~0.1115</text:p>
      <text:p text:style-name="P8"/>
      <text:p text:style-name="P4">Rule <text:span text:style-name="T3">126</text:span></text:p>
      <text:p text:style-name="P4"/>
      <text:p text:style-name="P8">Hamming Media : <text:span text:style-name="T3">84,1002004008016</text:span></text:p>
      <text:p text:style-name="P8">Entropia media : <text:span text:style-name="T2">0.0036363152006549</text:span></text:p>
      <text:p text:style-name="P8">Entropia temporal: ~0.1115</text:p>
      <text:p text:style-name="P8"/>
      <text:p text:style-name="P8"/>
      <text:p text:style-name="P8"/>
      <text:p text:style-name="P8"/>
      <text:p text:style-name="P8"/>
      <text:p text:style-name="P4"><text:soft-page-break/>Rule <text:span text:style-name="T3">126</text:span></text:p>
      <text:p text:style-name="P4"/>
      <text:p text:style-name="P8">Hamming Media : <text:span text:style-name="T3">84,1002004008016</text:span></text:p>
      <text:p text:style-name="P8">Entropia media : <text:span text:style-name="T2">0.0036363152006549</text:span></text:p>
      <text:p text:style-name="P8">Entropia temporal: ~0.1115</text:p>
      <text:p text:style-name="P8"/>
      <text:p text:style-name="P4">Rule <text:span text:style-name="T3">150</text:span></text:p>
      <text:p text:style-name="P4"/>
      <text:p text:style-name="P8">Hamming Media : <text:span text:style-name="T3">66,42084168336673</text:span></text:p>
      <text:p text:style-name="P8">Entropia media : <text:span text:style-name="T2">0.00363631520065478</text:span></text:p>
      <text:p text:style-name="P8">Entropia temporal: ~0.1115</text:p>
      <text:p text:style-name="P8"/>
      <text:p text:style-name="P4">Rule <text:span text:style-name="T3">158</text:span></text:p>
      <text:p text:style-name="P4"/>
      <text:p text:style-name="P9">Hamming Media : <text:span text:style-name="T4">118,96392785571142</text:span></text:p>
      <text:p text:style-name="P8">Entropia media : <text:span text:style-name="T2">0.00363631520065645</text:span></text:p>
      <text:p text:style-name="P8">Entropia temporal: ~0.1115</text:p>
      <text:p text:style-name="P8"/>
      <text:p text:style-name="P5">Rule <text:span text:style-name="T3">182</text:span></text:p>
      <text:p text:style-name="P5"/>
      <text:p text:style-name="P9">Hamming Media : <text:span text:style-name="T4">83,32665330661322</text:span></text:p>
      <text:p text:style-name="P9">Entropia media : <text:span text:style-name="T2">0.00363631520065559</text:span></text:p>
      <text:p text:style-name="P9">Entropia temporal: ~0.1115</text:p>
      <text:p text:style-name="P8"/>
      <text:p text:style-name="P5">Rule <text:span text:style-name="T3">188</text:span></text:p>
      <text:p text:style-name="P5"/>
      <text:p text:style-name="P9">Hamming Media : <text:span text:style-name="T4">72,70941883767534</text:span></text:p>
      <text:p text:style-name="P9">Entropia media : <text:span text:style-name="T2">0.00363631520065969</text:span></text:p>
      <text:p text:style-name="P9">Entropia temporal: ~0.1115</text:p>
      <text:p text:style-name="P8"/>
      <text:p text:style-name="P5">Rule <text:span text:style-name="T3">190</text:span></text:p>
      <text:p text:style-name="P5"/>
      <text:p text:style-name="P9">Hamming Media : <text:span text:style-name="T4">139,53907815631263</text:span></text:p>
      <text:p text:style-name="P9">Entropia media : <text:span text:style-name="T2">0.00363631520065884</text:span></text:p>
      <text:p text:style-name="P9">Entropia temporal: ~0.1115<text:tab/></text:p>
      <text:p text:style-name="P8"/>
      <text:p text:style-name="P5">Rule <text:span text:style-name="T4">220</text:span></text:p>
      <text:p text:style-name="P5"/>
      <text:p text:style-name="P9">Hamming Media : <text:span text:style-name="T4">0,2725450901803607</text:span></text:p>
      <text:p text:style-name="P9">Entropia media : <text:span text:style-name="T2">0.00363631520064321</text:span></text:p>
      <text:p text:style-name="P9">Entropia temporal: ~0.1115</text:p>
      <text:p text:style-name="P9"/>
      <text:p text:style-name="P5">Rule <text:span text:style-name="T4">222</text:span></text:p>
      <text:p text:style-name="P5"/>
      <text:p text:style-name="P9">Hamming Media : <text:span text:style-name="T4">0,5450901803607214</text:span></text:p>
      <text:p text:style-name="P9">Entropia media : <text:span text:style-name="T2">0.00363631520069562</text:span></text:p>
      <text:p text:style-name="P9">Entropia temporal: ~0.1115</text:p>
      <text:p text:style-name="P9"/>
      <text:p text:style-name="P5">Rule <text:span text:style-name="T4">250</text:span></text:p>
      <text:p text:style-name="P5"/>
      <text:p text:style-name="P9">Hamming Media : <text:span text:style-name="T4">113,65731462925852</text:span></text:p>
      <text:p text:style-name="P9">Entropia media : <text:span text:style-name="T2">0.00363631520069547</text:span></text:p>
      <text:p text:style-name="P9">Entropia temporal: ~0.1115</text:p>
      <text:p text:style-name="P9"/>
      <text:p text:style-name="P9"/>
      <text:p text:style-name="P11">Usaremos para nuestro cifrado la regla 62 al tener la distancia de Hamming Media más alta, o en otras palabras al ser la más caót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8:54:05.570000000</meta:creation-date>
    <dc:date>2017-11-12T20:05:01.343000000</dc:date>
    <meta:editing-duration>PT8M35S</meta:editing-duration>
    <meta:editing-cycles>1</meta:editing-cycles>
    <meta:document-statistic meta:table-count="0" meta:image-count="0" meta:object-count="0" meta:page-count="2" meta:paragraph-count="78" meta:word-count="274" meta:character-count="2112" meta:non-whitespace-character-count="1915"/>
    <meta:generator>LibreOffice/5.2.3.3$Windows_x86 LibreOffice_project/d54a8868f08a7b39642414cf2c8ef2f228f780cf</meta:generator>
  </office:meta>
</office:document-meta>
</file>